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tes 2</text:p>
      <text:p text:style-name="P2"/>
      <text:p text:style-name="P2">Use methods that return type 'int', if '0' then true, if '1' then false. Use for file input. If the file cannot be opened return '1' and not run other read functions.</text:p>
      <text:p text:style-name="P2"/>
      <text:p text:style-name="P2">// Structure used to encapsulate attributes for an event.</text:p>
      <text:p text:style-name="P2">typedef struct {</text:p>
      <text:p text:style-name="P2"><text:tab/>char[20] name;<text:tab/>// char array used to store the name of the event.</text:p>
      <text:p text:style-name="P2"><text:tab/>char[18] date;<text:tab/><text:tab/>// char array used to store the date of the event.</text:p>
      <text:p text:style-name="P2"><text:tab/>start_time time;<text:tab/>// time struct used to store the start time of the event.</text:p>
      <text:p text:style-name="P2">} event;</text:p>
      <text:p text:style-name="P2">///////////////////////////////////////////////////////////////////////////</text:p>
      <text:p text:style-name="P2"/>
      <text:p text:style-name="P2">// Structure used to encapsulate attributes of a 24-hour clock.</text:p>
      <text:p text:style-name="P2">typedef struct {</text:p>
      <text:p text:style-name="P2"><text:tab/>int hours;<text:tab/>// int used to store the hours of the clock.</text:p>
      <text:p text:style-name="P2"><text:tab/>int minutes;<text:tab/>// int used to store the minutes of the clock.</text:p>
      <text:p text:style-name="P2">} time;</text:p>
      <text:p text:style-name="P2">///////////////////////////////////////////////////////////////////////////</text:p>
      <text:p text:style-name="P2"/>
      <text:p text:style-name="P2">// Structure used to encapsulate attributes for a track.</text:p>
      <text:p text:style-name="P2">typedef struct {</text:p>
      <text:p text:style-name="P2"><text:tab/>int number;<text:tab/>// int used to store the track number.</text:p>
      <text:p text:style-name="P2"><text:tab/>node_a node;<text:tab/><text:tab/>// node struct used to store the node that the track leads from.</text:p>
      <text:p text:style-name="P2"><text:tab/>node_b node;<text:tab/><text:tab/>// node struct used to store the node that the track leads to.</text:p>
      <text:p text:style-name="P2">} track;</text:p>
      <text:p text:style-name="P2">///////////////////////////////////////////////////////////////////////////</text:p>
      <text:p text:style-name="P2"/>
      <text:p text:style-name="P2">// Structure used to encapsulate attributes for an entrant.</text:p>
      <text:p text:style-name="P2">typedef struct {</text:p>
      <text:p text:style-name="P2"><text:tab/>int number;<text:tab/>// int used to store the entrant's number.</text:p>
      <text:p text:style-name="P2"><text:tab/>char[20] name;<text:tab/>// char array used to store the entrants name.</text:p>
      <text:p text:style-name="P2"><text:tab/>char course;<text:tab/>// char used to store the course the entrant has entered.</text:p>
      <text:p text:style-name="P2">} entrant;</text:p>
      <text:p text:style-name="P2">///////////////////////////////////////////////////////////////////////////</text:p>
      <text:p text:style-name="P2"/>
      <text:p text:style-name="P2">// Structure used to encapsulate attributes for <text:s/>a course.</text:p>
      <text:p text:style-name="P2">typedef struct {</text:p>
      <text:p text:style-name="P2"><text:tab/>int number_of_tracks;<text:tab/>// int used to store the number of tracks in the course.</text:p>
      <text:p text:style-name="P2">} course;</text:p>
      <text:p text:style-name="P2"/>
      <text:p text:style-name="P2">// Structure used to encapsulate attributes for a node.</text:p>
      <text:p text:style-name="P2">typedef struct {</text:p>
      <text:p text:style-name="P2"><text:tab/>int type;<text:tab/>// int used to store the type of the node. The int values are #defined cosntants.</text:p>
      <text:p text:style-name="P2">} node;</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aura Nichols</meta:initial-creator>
    <meta:creation-date>2012-11-14T13:12:11.47</meta:creation-date>
    <dc:date>2012-11-14T13:50:22</dc:date>
    <dc:creator>Laura Nichols</dc:creator>
    <meta:editing-duration>PT00H22M57S</meta:editing-duration>
    <meta:editing-cycles>6</meta:editing-cycles>
    <meta:generator>OpenOffice.org/3.1$Win32 OpenOffice.org_project/310m11$Build-9399</meta:generator>
    <meta:document-statistic meta:table-count="0" meta:image-count="0" meta:object-count="0" meta:page-count="1" meta:paragraph-count="38" meta:word-count="295" meta:character-count="1942"/>
  </office:meta>
</office:document-meta>
</file>